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89.13mm"/>
    </style:style>
    <style:style style:name="co9" style:family="table-column">
      <style:table-column-properties fo:break-before="auto" style:column-width="123.17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71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duino_kw41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Tqnty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Spcons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449-LFXTAL055295REEL</text:p>
          </table:table-cell>
          <table:table-cell table:formula="of:=([.D2]+[.E2])*17+[.F2]" office:value-type="float" office:value="19" calcext:value-type="float">
            <text:p>19</text:p>
          </table:table-cell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Four pin crystal (GND on pins 2 and 4), e.g. in SMD package</text:p>
          </table:table-cell>
          <table:table-cell/>
        </table:table-row>
        <table:table-row table:style-name="ro1">
          <table:table-cell office:value-type="string" calcext:value-type="string">
            <text:p>579-TC1017-3.3VLTTR</text:p>
          </table:table-cell>
          <table:table-cell table:formula="of:=([.D3]+[.E3])*17+[.F3]" office:value-type="float" office:value="36" calcext:value-type="float">
            <text:p>36</text:p>
          </table:table-cell>
          <table:table-cell office:value-type="string" calcext:value-type="string">
            <text:p>U1, U3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C1017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150mA Low Dropout Regulator with ERROR output in 5-Pin SOT-23 package</text:p>
          </table:table-cell>
          <table:table-cell/>
        </table:table-row>
        <table:table-row table:style-name="ro1">
          <table:table-cell office:value-type="string" calcext:value-type="string">
            <text:p>581-ST2012SB32E0HPWB</text:p>
          </table:table-cell>
          <table:table-cell table:formula="of:=([.D4]+[.E4])*17+[.F4]" office:value-type="float" office:value="18" calcext:value-type="float">
            <text:p>18</text:p>
          </table:table-cell>
          <table:table-cell office:value-type="string" calcext:value-type="string">
            <text:p>Y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SMD_2012-2pin_2.0x1.2mm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603-RC0603JR-0710KL</text:p>
          </table:table-cell>
          <table:table-cell table:formula="of:=([.D5]+[.E5])*17+[.F5]" office:value-type="float" office:value="61" calcext:value-type="float">
            <text:p>61</text:p>
          </table:table-cell>
          <table:table-cell office:value-type="string" calcext:value-type="string">
            <text:p>R5, R4, R16,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1K5L</text:p>
          </table:table-cell>
          <table:table-cell table:formula="of:=([.D6]+[.E6])*17+[.F6]" office:value-type="float" office:value="27" calcext:value-type="float">
            <text:p>27</text:p>
          </table:table-cell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33RL</text:p>
          </table:table-cell>
          <table:table-cell table:formula="of:=([.D7]+[.E7])*17+[.F7]" office:value-type="float" office:value="44" calcext:value-type="float">
            <text:p>44</text:p>
          </table:table-cell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470RL</text:p>
          </table:table-cell>
          <table:table-cell table:formula="of:=([.D8]+[.E8])*17+[.F8]" office:value-type="float" office:value="180" calcext:value-type="float">
            <text:p>180</text:p>
          </table:table-cell>
          <table:table-cell office:value-type="string" calcext:value-type="string">
            <text:p>R9, R10, R11, R12, R13, R6, R7, R8, R14, R15,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4-APT1608EC</text:p>
          </table:table-cell>
          <table:table-cell table:formula="of:=([.D9]+[.E9])*17+[.F9]" office:value-type="float" office:value="44" calcext:value-type="float">
            <text:p>44</text:p>
          </table:table-cell>
          <table:table-cell office:value-type="string" calcext:value-type="string">
            <text:p>D2, D5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04-APT1608SGC</text:p>
          </table:table-cell>
          <table:table-cell table:formula="of:=([.D10]+[.E10])*17+[.F10]" office:value-type="float" office:value="44" calcext:value-type="float">
            <text:p>44</text:p>
          </table:table-cell>
          <table:table-cell office:value-type="string" calcext:value-type="string">
            <text:p>D4, D6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04-APT1608SYCK</text:p>
          </table:table-cell>
          <table:table-cell table:formula="of:=([.D11]+[.E11])*17+[.F11]" office:value-type="float" office:value="27" calcext:value-type="float">
            <text:p>27</text:p>
          </table:table-cell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11-KMR621NGLFS</text:p>
          </table:table-cell>
          <table:table-cell table:formula="of:=([.D12]+[.E12])*17+[.F12]" office:value-type="float" office:value="35" calcext:value-type="float">
            <text:p>35</text:p>
          </table:table-cell>
          <table:table-cell office:value-type="string" calcext:value-type="string">
            <text:p>SW1, SW2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:SW_SPST_KMR6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726-BAT60AE6327HTSA1</text:p>
          </table:table-cell>
          <table:table-cell table:formula="of:=([.D13]+[.E13])*17+[.F13]" office:value-type="float" office:value="53" calcext:value-type="float">
            <text:p>53</text:p>
          </table:table-cell>
          <table:table-cell office:value-type="string" calcext:value-type="string">
            <text:p>D1, D7, D8,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OD-323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726-BSS84PH6327XTSA2</text:p>
          </table:table-cell>
          <table:table-cell table:formula="of:=([.D14]+[.E14])*17+[.F14]" office:value-type="float" office:value="22" calcext:value-type="float">
            <text:p>22</text:p>
          </table:table-cell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Q_PMOS_SG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Transistor P-MOSFET with substrate diode (general)</text:p>
          </table:table-cell>
          <table:table-cell/>
        </table:table-row>
        <table:table-row table:style-name="ro1">
          <table:table-cell office:value-type="string" calcext:value-type="string">
            <text:p>771-LPC11U35FHI33501</text:p>
          </table:table-cell>
          <table:table-cell table:formula="of:=([.D15]+[.E15])*17+[.F15]" office:value-type="float" office:value="17" calcext:value-type="float">
            <text:p>17</text:p>
          </table:table-cell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LPC11U35FHI33-501</text:p>
          </table:table-cell>
          <table:table-cell office:value-type="string" calcext:value-type="string">
            <text:p>Housings_DFN_QFN:QFN-32-1EP_5x5mm_Pitch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-402F32011CAR</text:p>
          </table:table-cell>
          <table:table-cell table:formula="of:=([.D16]+[.E16])*17+[.F16]" office:value-type="float" office:value="18" calcext:value-type="float">
            <text:p>18</text:p>
          </table:table-cell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s:Crystal_SMD_2016-4pin_2.0x1.6mm</text:p>
          </table:table-cell>
          <table:table-cell office:value-type="string" calcext:value-type="string">
            <text:p>Four pin crystal (GND on pins 2 and 4), e.g. in SMD package</text:p>
          </table:table-cell>
          <table:table-cell/>
        </table:table-row>
        <table:table-row table:style-name="ro1">
          <table:table-cell office:value-type="string" calcext:value-type="string">
            <text:p>798-ZX62D-B-5PA830</text:p>
          </table:table-cell>
          <table:table-cell table:formula="of:=([.D17]+[.E17])*17+[.F17]" office:value-type="float" office:value="17" calcext:value-type="float">
            <text:p>17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USB_OTG</text:p>
          </table:table-cell>
          <table:table-cell office:value-type="string" calcext:value-type="string">
            <text:p>Connectors:USB_Micro-B</text:p>
          </table:table-cell>
          <table:table-cell office:value-type="string" calcext:value-type="string">
            <text:p>USB mini/micro connector</text:p>
          </table:table-cell>
          <table:table-cell/>
        </table:table-row>
        <table:table-row table:style-name="ro1">
          <table:table-cell office:value-type="string" calcext:value-type="string">
            <text:p>80-C0603C104K8RAC</text:p>
          </table:table-cell>
          <table:table-cell table:formula="of:=([.D18]+[.E18])*17+[.F18]" office:value-type="float" office:value="61" calcext:value-type="float">
            <text:p>61</text:p>
          </table:table-cell>
          <table:table-cell office:value-type="string" calcext:value-type="string">
            <text:p>C6, C8, C13,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0-C0603C105Z8V</text:p>
          </table:table-cell>
          <table:table-cell table:formula="of:=([.D19]+[.E19])*17+[.F19]" office:value-type="float" office:value="44" calcext:value-type="float">
            <text:p>44</text:p>
          </table:table-cell>
          <table:table-cell office:value-type="string" calcext:value-type="string">
            <text:p>C1, C9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0-C0603C180J5G</text:p>
          </table:table-cell>
          <table:table-cell table:formula="of:=([.D20]+[.E20])*17+[.F20]" office:value-type="float" office:value="44" calcext:value-type="float">
            <text:p>44</text:p>
          </table:table-cell>
          <table:table-cell office:value-type="string" calcext:value-type="string">
            <text:p>C5, C7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GRM1555C1HR70CA1D</text:p>
          </table:table-cell>
          <table:table-cell table:formula="of:=([.D21]+[.E21])*17+[.F21]" office:value-type="float" office:value="44" calcext:value-type="float">
            <text:p>44</text:p>
          </table:table-cell>
          <table:table-cell office:value-type="string" calcext:value-type="string">
            <text:p>C10, C11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GRM155R61H104KE9D</text:p>
          </table:table-cell>
          <table:table-cell table:formula="of:=([.D22]+[.E22])*17+[.F22]" office:value-type="float" office:value="78" calcext:value-type="float">
            <text:p>78</text:p>
          </table:table-cell>
          <table:table-cell office:value-type="string" calcext:value-type="string">
            <text:p>C14, C15, C16, C17,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LQG15HZ5N1S02D</text:p>
          </table:table-cell>
          <table:table-cell table:formula="of:=([.D23]+[.E23])*17+[.F23]" office:value-type="float" office:value="27" calcext:value-type="float">
            <text:p>27</text:p>
          </table:table-cell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_SMD:L_0402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841-MKW41Z256VHT4</text:p>
          </table:table-cell>
          <table:table-cell table:formula="of:=([.D24]+[.E24])*17+[.F24]" office:value-type="float" office:value="17" calcext:value-type="float">
            <text:p>17</text:p>
          </table:table-cell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MKW41Z</text:p>
          </table:table-cell>
          <table:table-cell office:value-type="string" calcext:value-type="string">
            <text:p>Housings_DFN_QFN:QFN-48-1EP_7x7mm_Pitch0.5mm</text:p>
          </table:table-cell>
          <table:table-cell office:value-type="string" calcext:value-type="string">
            <text:p>NXP MKW41Z Microcontroller</text:p>
          </table:table-cell>
          <table:table-cell/>
        </table:table-row>
        <table:table-row table:style-name="ro2">
          <table:table-cell table:style-name="ce2" office:value-type="string" calcext:value-type="string">
            <text:p>963-JMK107ABJ106MA-T</text:p>
          </table:table-cell>
          <table:table-cell table:formula="of:=([.D25]+[.E25])*17+[.F25]" office:value-type="float" office:value="44" calcext:value-type="float">
            <text:p>44</text:p>
          </table:table-cell>
          <table:table-cell office:value-type="string" calcext:value-type="string">
            <text:p>C4, C12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/>
          <table:table-cell table:formula="of:=([.D26]+[.E26])*17+[.F26]" office:value-type="float" office:value="34" calcext:value-type="float">
            <text:p>34</text:p>
          </table:table-cell>
          <table:table-cell office:value-type="string" calcext:value-type="string">
            <text:p>J2, J3, 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Conn_01x07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Generic connector, single row, 01x07</text:p>
          </table:table-cell>
          <table:table-cell/>
        </table:table-row>
        <table:table-row table:style-name="ro1">
          <table:table-cell/>
          <table:table-cell table:formula="of:=([.D27]+[.E27])*17+[.F27]" office:value-type="float" office:value="17" calcext:value-type="float">
            <text:p>17</text:p>
          </table:table-cell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Module_CONN</text:p>
          </table:table-cell>
          <table:table-cell office:value-type="string" calcext:value-type="string">
            <text:p>Arduino_Mini</text:p>
          </table:table-cell>
          <table:table-cell table:number-columns-repeated="2"/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beduino_kw41z.A2:beduino_kw41z.U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9:03:25.724619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9:10:30.534908458</dc:date>
    <meta:editing-duration>PT22M47S</meta:editing-duration>
    <meta:editing-cycles>6</meta:editing-cycles>
    <meta:generator>LibreOffice/5.3.7.2.0$Linux_X86_64 LibreOffice_project/30m0$Build-2</meta:generator>
    <meta:document-statistic meta:table-count="1" meta:cell-count="236" meta:object-count="0"/>
  </office:meta>
</office:document-meta>
</file>